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b2b2b2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b2b2b2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b2b2b2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b2b2b2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b2b2b2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b2b2b2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b2b2b2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svg:stroke-color="#000000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88cm" svg:height="6.187cm" svg:x="10.749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0.759cm" svg:y1="10.779cm" svg:x2="12.943cm" svg:y2="8.595cm">
            <text:p/>
          </draw:line>
          <draw:line draw:style-name="gr3" draw:text-style-name="P1" draw:layer="layout" svg:x1="16.946cm" svg:y1="10.779cm" svg:x2="19.13cm" svg:y2="8.595cm">
            <text:p/>
          </draw:line>
          <draw:line draw:style-name="gr4" draw:text-style-name="P1" draw:layer="layout" svg:x1="12.943cm" svg:y1="8.595cm" svg:x2="19.13cm" svg:y2="8.595cm">
            <text:p/>
          </draw:line>
          <draw:line draw:style-name="gr3" draw:text-style-name="P1" draw:layer="layout" svg:x1="16.963cm" svg:y1="16.941cm" svg:x2="19.188cm" svg:y2="14.716cm">
            <text:p/>
          </draw:line>
          <draw:line draw:style-name="gr4" draw:text-style-name="P1" draw:layer="layout" svg:x1="19.13cm" svg:y1="8.595cm" svg:x2="19.13cm" svg:y2="14.716cm">
            <text:p/>
          </draw:line>
          <draw:line draw:style-name="gr5" draw:text-style-name="P1" draw:layer="layout" svg:x1="11.244cm" svg:y1="10.779cm" svg:x2="11.244cm" svg:y2="16.966cm">
            <text:p/>
          </draw:line>
          <draw:line draw:style-name="gr5" draw:text-style-name="P1" draw:layer="layout" svg:x1="11.817cm" svg:y1="10.779cm" svg:x2="11.817cm" svg:y2="16.966cm">
            <text:p/>
          </draw:line>
          <draw:line draw:style-name="gr5" draw:text-style-name="P1" draw:layer="layout" svg:x1="11.244cm" svg:y1="10.779cm" svg:x2="11.244cm" svg:y2="16.966cm">
            <text:p/>
          </draw:line>
          <draw:line draw:style-name="gr5" draw:text-style-name="P1" draw:layer="layout" svg:x1="14.109cm" svg:y1="10.779cm" svg:x2="14.109cm" svg:y2="16.966cm">
            <text:p/>
          </draw:line>
          <draw:line draw:style-name="gr5" draw:text-style-name="P1" draw:layer="layout" svg:x1="13.536cm" svg:y1="10.779cm" svg:x2="13.536cm" svg:y2="16.966cm">
            <text:p/>
          </draw:line>
          <draw:line draw:style-name="gr5" draw:text-style-name="P1" draw:layer="layout" svg:x1="12.963cm" svg:y1="10.779cm" svg:x2="12.963cm" svg:y2="16.966cm">
            <text:p/>
          </draw:line>
          <draw:line draw:style-name="gr5" draw:text-style-name="P1" draw:layer="layout" svg:x1="12.39cm" svg:y1="10.779cm" svg:x2="12.39cm" svg:y2="16.966cm">
            <text:p/>
          </draw:line>
          <draw:line draw:style-name="gr6" draw:text-style-name="P1" draw:layer="layout" svg:x1="14.134cm" svg:y1="10.815cm" svg:x2="16.318cm" svg:y2="8.631cm">
            <text:p/>
          </draw:line>
          <draw:line draw:style-name="gr5" draw:text-style-name="P1" draw:layer="layout" svg:x1="14.718cm" svg:y1="10.815cm" svg:x2="14.718cm" svg:y2="17.002cm">
            <text:p/>
          </draw:line>
          <draw:line draw:style-name="gr5" draw:text-style-name="P1" draw:layer="layout" svg:x1="15.292cm" svg:y1="10.815cm" svg:x2="15.292cm" svg:y2="17.002cm">
            <text:p/>
          </draw:line>
          <draw:line draw:style-name="gr5" draw:text-style-name="P1" draw:layer="layout" svg:x1="16.438cm" svg:y1="10.815cm" svg:x2="16.438cm" svg:y2="17.002cm">
            <text:p/>
          </draw:line>
          <draw:line draw:style-name="gr5" draw:text-style-name="P1" draw:layer="layout" svg:x1="15.865cm" svg:y1="10.815cm" svg:x2="15.865cm" svg:y2="17.002cm">
            <text:p/>
          </draw:line>
          <draw:line draw:style-name="gr6" draw:text-style-name="P1" draw:layer="layout" svg:x1="11.232cm" svg:y1="10.779cm" svg:x2="13.416cm" svg:y2="8.595cm">
            <text:p/>
          </draw:line>
          <draw:line draw:style-name="gr6" draw:text-style-name="P1" draw:layer="layout" svg:x1="11.805cm" svg:y1="10.779cm" svg:x2="13.989cm" svg:y2="8.595cm">
            <text:p/>
          </draw:line>
          <draw:line draw:style-name="gr6" draw:text-style-name="P1" draw:layer="layout" svg:x1="12.379cm" svg:y1="10.779cm" svg:x2="14.563cm" svg:y2="8.595cm">
            <text:p/>
          </draw:line>
          <draw:line draw:style-name="gr6" draw:text-style-name="P1" draw:layer="layout" svg:x1="12.952cm" svg:y1="10.779cm" svg:x2="15.136cm" svg:y2="8.595cm">
            <text:p/>
          </draw:line>
          <draw:line draw:style-name="gr6" draw:text-style-name="P1" draw:layer="layout" svg:x1="13.525cm" svg:y1="10.779cm" svg:x2="15.709cm" svg:y2="8.595cm">
            <text:p/>
          </draw:line>
          <draw:line draw:style-name="gr6" draw:text-style-name="P1" draw:layer="layout" svg:x1="12.952cm" svg:y1="10.779cm" svg:x2="15.136cm" svg:y2="8.595cm">
            <text:p/>
          </draw:line>
          <draw:line draw:style-name="gr6" draw:text-style-name="P1" draw:layer="layout" svg:x1="14.671cm" svg:y1="10.779cm" svg:x2="16.855cm" svg:y2="8.595cm">
            <text:p/>
          </draw:line>
          <draw:line draw:style-name="gr6" draw:text-style-name="P1" draw:layer="layout" svg:x1="15.244cm" svg:y1="10.779cm" svg:x2="17.428cm" svg:y2="8.595cm">
            <text:p/>
          </draw:line>
          <draw:line draw:style-name="gr6" draw:text-style-name="P1" draw:layer="layout" svg:x1="15.818cm" svg:y1="10.779cm" svg:x2="18.002cm" svg:y2="8.595cm">
            <text:p/>
          </draw:line>
          <draw:line draw:style-name="gr6" draw:text-style-name="P1" draw:layer="layout" svg:x1="16.391cm" svg:y1="10.779cm" svg:x2="18.575cm" svg:y2="8.595cm">
            <text:p/>
          </draw:line>
          <draw:line draw:style-name="gr5" draw:text-style-name="P1" draw:layer="layout" svg:x1="17.298cm" svg:y1="10.386cm" svg:x2="17.298cm" svg:y2="16.57cm">
            <text:p/>
          </draw:line>
          <draw:line draw:style-name="gr5" draw:text-style-name="P1" draw:layer="layout" svg:x1="11.123cm" svg:y1="10.415cm" svg:x2="17.31cm" svg:y2="10.415cm">
            <text:p/>
          </draw:line>
          <draw:line draw:style-name="gr5" draw:text-style-name="P1" draw:layer="layout" svg:x1="10.737cm" svg:y1="11.318cm" svg:x2="16.924cm" svg:y2="11.318cm">
            <text:p/>
          </draw:line>
          <draw:line draw:style-name="gr5" draw:text-style-name="P1" draw:layer="layout" svg:x1="10.737cm" svg:y1="11.891cm" svg:x2="16.924cm" svg:y2="11.891cm">
            <text:p/>
          </draw:line>
          <draw:line draw:style-name="gr5" draw:text-style-name="P1" draw:layer="layout" svg:x1="10.737cm" svg:y1="12.464cm" svg:x2="16.924cm" svg:y2="12.464cm">
            <text:p/>
          </draw:line>
          <draw:line draw:style-name="gr5" draw:text-style-name="P1" draw:layer="layout" svg:x1="10.737cm" svg:y1="13.037cm" svg:x2="16.924cm" svg:y2="13.037cm">
            <text:p/>
          </draw:line>
          <draw:line draw:style-name="gr5" draw:text-style-name="P1" draw:layer="layout" svg:x1="10.737cm" svg:y1="13.61cm" svg:x2="16.924cm" svg:y2="13.61cm">
            <text:p/>
          </draw:line>
          <draw:line draw:style-name="gr5" draw:text-style-name="P1" draw:layer="layout" svg:x1="10.737cm" svg:y1="14.183cm" svg:x2="16.924cm" svg:y2="14.183cm">
            <text:p/>
          </draw:line>
          <draw:line draw:style-name="gr5" draw:text-style-name="P1" draw:layer="layout" svg:x1="10.737cm" svg:y1="14.757cm" svg:x2="16.924cm" svg:y2="14.757cm">
            <text:p/>
          </draw:line>
          <draw:line draw:style-name="gr5" draw:text-style-name="P1" draw:layer="layout" svg:x1="10.737cm" svg:y1="15.33cm" svg:x2="16.924cm" svg:y2="15.33cm">
            <text:p/>
          </draw:line>
          <draw:line draw:style-name="gr5" draw:text-style-name="P1" draw:layer="layout" svg:x1="10.737cm" svg:y1="15.903cm" svg:x2="16.924cm" svg:y2="15.903cm">
            <text:p/>
          </draw:line>
          <draw:line draw:style-name="gr5" draw:text-style-name="P1" draw:layer="layout" svg:x1="10.737cm" svg:y1="16.476cm" svg:x2="16.924cm" svg:y2="16.476cm">
            <text:p/>
          </draw:line>
          <draw:line draw:style-name="gr5" draw:text-style-name="P1" draw:layer="layout" svg:x1="10.737cm" svg:y1="15.903cm" svg:x2="16.924cm" svg:y2="15.903cm">
            <text:p/>
          </draw:line>
          <draw:line draw:style-name="gr7" draw:text-style-name="P1" draw:layer="layout" svg:x1="16.99cm" svg:y1="11.294cm" svg:x2="19.156cm" svg:y2="9.128cm">
            <text:p/>
          </draw:line>
          <draw:line draw:style-name="gr7" draw:text-style-name="P1" draw:layer="layout" svg:x1="16.99cm" svg:y1="11.902cm" svg:x2="19.156cm" svg:y2="9.736cm">
            <text:p/>
          </draw:line>
          <draw:line draw:style-name="gr7" draw:text-style-name="P1" draw:layer="layout" svg:x1="16.99cm" svg:y1="12.51cm" svg:x2="19.156cm" svg:y2="10.344cm">
            <text:p/>
          </draw:line>
          <draw:line draw:style-name="gr7" draw:text-style-name="P1" draw:layer="layout" svg:x1="16.99cm" svg:y1="13.033cm" svg:x2="19.117cm" svg:y2="10.906cm">
            <text:p/>
          </draw:line>
          <draw:line draw:style-name="gr7" draw:text-style-name="P1" draw:layer="layout" svg:x1="16.99cm" svg:y1="13.631cm" svg:x2="19.117cm" svg:y2="11.504cm">
            <text:p/>
          </draw:line>
          <draw:line draw:style-name="gr7" draw:text-style-name="P1" draw:layer="layout" svg:x1="16.99cm" svg:y1="14.228cm" svg:x2="19.117cm" svg:y2="12.101cm">
            <text:p/>
          </draw:line>
          <draw:line draw:style-name="gr7" draw:text-style-name="P1" draw:layer="layout" svg:x1="16.997cm" svg:y1="14.759cm" svg:x2="19.172cm" svg:y2="12.584cm">
            <text:p/>
          </draw:line>
          <draw:line draw:style-name="gr7" draw:text-style-name="P1" draw:layer="layout" svg:x1="16.99cm" svg:y1="15.351cm" svg:x2="19.072cm" svg:y2="13.269cm">
            <text:p/>
          </draw:line>
          <draw:line draw:style-name="gr7" draw:text-style-name="P1" draw:layer="layout" svg:x1="16.99cm" svg:y1="15.936cm" svg:x2="19.072cm" svg:y2="13.854cm">
            <text:p/>
          </draw:line>
          <draw:line draw:style-name="gr7" draw:text-style-name="P1" draw:layer="layout" svg:x1="16.99cm" svg:y1="16.52cm" svg:x2="19.072cm" svg:y2="14.438cm">
            <text:p/>
          </draw:line>
          <draw:line draw:style-name="gr7" draw:text-style-name="P1" draw:layer="layout" svg:x1="16.99cm" svg:y1="15.936cm" svg:x2="19.072cm" svg:y2="13.854cm">
            <text:p/>
          </draw:line>
          <draw:line draw:style-name="gr5" draw:text-style-name="P1" draw:layer="layout" svg:x1="11.423cm" svg:y1="10.115cm" svg:x2="17.61cm" svg:y2="10.115cm">
            <text:p/>
          </draw:line>
          <draw:line draw:style-name="gr5" draw:text-style-name="P1" draw:layer="layout" svg:x1="17.598cm" svg:y1="10.086cm" svg:x2="17.598cm" svg:y2="16.27cm">
            <text:p/>
          </draw:line>
          <draw:line draw:style-name="gr5" draw:text-style-name="P1" draw:layer="layout" svg:x1="11.723cm" svg:y1="9.815cm" svg:x2="17.91cm" svg:y2="9.815cm">
            <text:p/>
          </draw:line>
          <draw:line draw:style-name="gr5" draw:text-style-name="P1" draw:layer="layout" svg:x1="17.898cm" svg:y1="9.786cm" svg:x2="17.898cm" svg:y2="15.97cm">
            <text:p/>
          </draw:line>
          <draw:line draw:style-name="gr5" draw:text-style-name="P1" draw:layer="layout" svg:x1="12.023cm" svg:y1="9.515cm" svg:x2="18.21cm" svg:y2="9.515cm">
            <text:p/>
          </draw:line>
          <draw:line draw:style-name="gr5" draw:text-style-name="P1" draw:layer="layout" svg:x1="18.198cm" svg:y1="9.486cm" svg:x2="18.198cm" svg:y2="15.67cm">
            <text:p/>
          </draw:line>
          <draw:line draw:style-name="gr5" draw:text-style-name="P1" draw:layer="layout" svg:x1="12.323cm" svg:y1="9.215cm" svg:x2="18.51cm" svg:y2="9.215cm">
            <text:p/>
          </draw:line>
          <draw:line draw:style-name="gr5" draw:text-style-name="P1" draw:layer="layout" svg:x1="18.498cm" svg:y1="9.186cm" svg:x2="18.498cm" svg:y2="15.37cm">
            <text:p/>
          </draw:line>
          <draw:line draw:style-name="gr5" draw:text-style-name="P1" draw:layer="layout" svg:x1="12.623cm" svg:y1="8.915cm" svg:x2="18.81cm" svg:y2="8.915cm">
            <text:p/>
          </draw:line>
          <draw:line draw:style-name="gr5" draw:text-style-name="P1" draw:layer="layout" svg:x1="18.798cm" svg:y1="8.886cm" svg:x2="18.798cm" svg:y2="15.07cm">
            <text:p/>
          </draw:line>
        </draw:g>
        <draw:g>
          <draw:line draw:style-name="gr8" draw:text-style-name="P1" draw:layer="layout" svg:x1="5.318cm" svg:y1="18.978cm" svg:x2="8.768cm" svg:y2="15.528cm">
            <text:p/>
          </draw:line>
          <draw:line draw:style-name="gr8" draw:text-style-name="P1" draw:layer="layout" svg:x1="6.468cm" svg:y1="18.978cm" svg:x2="9.918cm" svg:y2="15.528cm">
            <text:p/>
          </draw:line>
          <draw:line draw:style-name="gr8" draw:text-style-name="P1" draw:layer="layout" svg:x1="6.468cm" svg:y1="20.033cm" svg:x2="9.918cm" svg:y2="16.583cm">
            <text:p/>
          </draw:line>
          <draw:line draw:style-name="gr9" draw:text-style-name="P1" draw:layer="layout" svg:x1="5.318cm" svg:y1="18.928cm" svg:x2="6.468cm" svg:y2="18.928cm">
            <text:p/>
          </draw:line>
          <draw:line draw:style-name="gr9" draw:text-style-name="P1" draw:layer="layout" svg:x1="6.468cm" svg:y1="18.928cm" svg:x2="6.468cm" svg:y2="20.078cm">
            <text:p/>
          </draw:line>
          <draw:line draw:style-name="gr9" draw:text-style-name="P1" draw:layer="layout" svg:x1="5.318cm" svg:y1="18.928cm" svg:x2="5.318cm" svg:y2="20.078cm">
            <text:p/>
          </draw:line>
          <draw:line draw:style-name="gr9" draw:text-style-name="P1" draw:layer="layout" svg:x1="5.318cm" svg:y1="20.078cm" svg:x2="6.468cm" svg:y2="20.078cm">
            <text:p/>
          </draw:line>
          <draw:line draw:style-name="gr9" draw:text-style-name="P1" draw:layer="layout" svg:x1="8.714cm" svg:y1="15.533cm" svg:x2="9.864cm" svg:y2="15.533cm">
            <text:p/>
          </draw:line>
          <draw:line draw:style-name="gr9" draw:text-style-name="P1" draw:layer="layout" svg:x1="9.863cm" svg:y1="15.533cm" svg:x2="9.863cm" svg:y2="16.683cm">
            <text:p/>
          </draw:line>
          <draw:line draw:style-name="gr9" draw:text-style-name="P1" draw:layer="layout" svg:x1="7.147cm" svg:y1="18.249cm" svg:x2="7.147cm" svg:y2="19.399cm">
            <text:p/>
          </draw:line>
          <draw:line draw:style-name="gr9" draw:text-style-name="P1" draw:layer="layout" svg:x1="6.468cm" svg:y1="18.928cm" svg:x2="6.468cm" svg:y2="20.078cm">
            <text:p/>
          </draw:line>
          <draw:line draw:style-name="gr9" draw:text-style-name="P1" draw:layer="layout" svg:x1="7.826cm" svg:y1="17.57cm" svg:x2="7.826cm" svg:y2="18.72cm">
            <text:p/>
          </draw:line>
          <draw:line draw:style-name="gr9" draw:text-style-name="P1" draw:layer="layout" svg:x1="6.468cm" svg:y1="18.928cm" svg:x2="6.468cm" svg:y2="20.078cm">
            <text:p/>
          </draw:line>
          <draw:line draw:style-name="gr9" draw:text-style-name="P1" draw:layer="layout" svg:x1="8.505cm" svg:y1="16.891cm" svg:x2="8.505cm" svg:y2="18.041cm">
            <text:p/>
          </draw:line>
          <draw:line draw:style-name="gr9" draw:text-style-name="P1" draw:layer="layout" svg:x1="9.184cm" svg:y1="16.212cm" svg:x2="9.184cm" svg:y2="17.362cm">
            <text:p/>
          </draw:line>
          <draw:line draw:style-name="gr9" draw:text-style-name="P1" draw:layer="layout" svg:x1="5.997cm" svg:y1="18.249cm" svg:x2="7.147cm" svg:y2="18.249cm">
            <text:p/>
          </draw:line>
          <draw:line draw:style-name="gr9" draw:text-style-name="P1" draw:layer="layout" svg:x1="6.676cm" svg:y1="17.57cm" svg:x2="7.826cm" svg:y2="17.57cm">
            <text:p/>
          </draw:line>
          <draw:line draw:style-name="gr9" draw:text-style-name="P1" draw:layer="layout" svg:x1="7.355cm" svg:y1="16.891cm" svg:x2="8.505cm" svg:y2="16.891cm">
            <text:p/>
          </draw:line>
          <draw:line draw:style-name="gr9" draw:text-style-name="P1" draw:layer="layout" svg:x1="6.676cm" svg:y1="17.57cm" svg:x2="7.826cm" svg:y2="17.57cm">
            <text:p/>
          </draw:line>
          <draw:line draw:style-name="gr9" draw:text-style-name="P1" draw:layer="layout" svg:x1="8.034cm" svg:y1="16.212cm" svg:x2="9.184cm" svg:y2="16.212cm">
            <text:p/>
          </draw:line>
        </draw:g>
        <draw:custom-shape draw:style-name="gr10" draw:text-style-name="P1" draw:layer="layout" svg:width="0.508cm" svg:height="0.584cm" svg:x="12.43cm" svg:y="12.43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684cm" svg:y1="12.684cm" svg:x2="9.89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55:31.021098490</meta:creation-date>
    <dc:date>2015-09-14T19:11:01.283010337</dc:date>
    <dc:creator>Ashwin </dc:creator>
    <meta:editing-duration>P0D</meta:editing-duration>
    <meta:editing-cycles>2</meta:editing-cycles>
    <meta:generator>LibreOffice/4.2.8.2$Linux_X86_64 LibreOffice_project/420m0$Build-2</meta:generator>
    <meta:document-statistic meta:object-count="86"/>
  </office:meta>
</office:document-meta>
</file>